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fo:font-weight="normal" style:font-weight-asian="normal" style:font-weight-complex="normal"/>
    </style:style>
    <style:style style:name="P7" style:family="paragraph" style:parent-style-name="Standard" style:list-style-name="L3">
      <style:paragraph-properties fo:text-align="justify" style:justify-single-word="false"/>
      <style:text-properties fo:font-weight="normal" style:font-weight-asian="normal" style:font-weight-complex="normal"/>
    </style:style>
    <style:style style:name="P8" style:family="paragraph" style:parent-style-name="Standard" style:list-style-name="L4">
      <style:text-properties fo:font-weight="normal" style:font-weight-asian="normal" style:font-weight-complex="normal"/>
    </style:style>
    <style:style style:name="P9" style:family="paragraph" style:parent-style-name="Standard" style:list-style-name="L5">
      <style:text-properties fo:font-weight="normal" style:font-weight-asian="normal" style:font-weight-complex="normal"/>
    </style:style>
    <style:style style:name="P10" style:family="paragraph" style:parent-style-name="Standard" style:list-style-name="L6">
      <style:text-properties fo:font-weight="normal" style:font-weight-asian="normal" style:font-weight-complex="normal"/>
    </style:style>
    <style:style style:name="P11" style:family="paragraph" style:parent-style-name="Standard" style:list-style-name="L7">
      <style:text-properties fo:font-weight="normal" style:font-weight-asian="normal" style:font-weight-complex="normal"/>
    </style:style>
    <style:style style:name="P12" style:family="paragraph" style:parent-style-name="Standard" style:list-style-name="L8">
      <style:text-properties fo:font-weight="normal" style:font-weight-asian="normal" style:font-weight-complex="normal"/>
    </style:style>
    <style:style style:name="P13" style:family="paragraph" style:parent-style-name="Standard" style:list-style-name="L9">
      <style:text-properties fo:font-weight="normal" style:font-weight-asian="normal" style:font-weight-complex="normal"/>
    </style:style>
    <style:style style:name="P14" style:family="paragraph" style:parent-style-name="Standard" style:list-style-name="L10">
      <style:text-properties fo:font-weight="normal" style:font-weight-asian="normal" style:font-weight-complex="normal"/>
    </style:style>
    <style:style style:name="P15" style:family="paragraph" style:parent-style-name="Standard" style:list-style-name="L11">
      <style:text-properties fo:font-weight="normal" style:font-weight-asian="normal" style:font-weight-complex="normal"/>
    </style:style>
    <style:style style:name="P16" style:family="paragraph" style:parent-style-name="Standard" style:list-style-name="L12">
      <style:text-properties fo:font-weight="normal" style:font-weight-asian="normal" style:font-weight-complex="normal"/>
    </style:style>
    <style:style style:name="P17" style:family="paragraph" style:parent-style-name="Standard" style:list-style-name="L13">
      <style:text-properties fo:font-weight="normal" style:font-weight-asian="normal" style:font-weight-complex="normal"/>
    </style:style>
    <style:style style:name="P18" style:family="paragraph" style:parent-style-name="Standard" style:list-style-name="L14">
      <style:text-properties fo:font-weight="normal" style:font-weight-asian="normal" style:font-weight-complex="normal"/>
    </style:style>
    <style:style style:name="P19" style:family="paragraph" style:parent-style-name="Standard" style:list-style-name="L15">
      <style:text-properties fo:font-weight="normal" style:font-weight-asian="normal" style:font-weight-complex="normal"/>
    </style:style>
    <style:style style:name="P20" style:family="paragraph" style:parent-style-name="Standard" style:list-style-name="L16">
      <style:text-properties fo:font-weight="normal" style:font-weight-asian="normal" style:font-weight-complex="normal"/>
    </style:style>
    <style:style style:name="P21" style:family="paragraph" style:parent-style-name="Standard" style:list-style-name="L17">
      <style:text-properties fo:font-weight="normal" style:font-weight-asian="normal" style:font-weight-complex="normal"/>
    </style:style>
    <style:style style:name="P22" style:family="paragraph" style:parent-style-name="Standard" style:list-style-name="L18">
      <style:text-properties fo:font-weight="normal" style:font-weight-asian="normal" style:font-weight-complex="normal"/>
    </style:style>
    <style:style style:name="P23" style:family="paragraph" style:parent-style-name="Standard" style:list-style-name="L19">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ÁCTICAS <text:s/>EVALUABLES</text:p>
      <text:p text:style-name="Standard"/>
      <text:p text:style-name="Standard"/>
      <text:p text:style-name="Standard"><text:tab/><text:span text:style-name="T1">HTML 4.0</text:span></text:p>
      <text:p text:style-name="Standard"/>
      <text:p text:style-name="Standard"/>
      <text:p text:style-name="Standard"><text:tab/><text:span text:style-name="T1">HTML 5.0</text:span></text:p>
      <text:p text:style-name="Standard"/>
      <text:p text:style-name="Standard"/>
      <text:p text:style-name="Standard"><text:tab/><text:span text:style-name="T1">CSS</text:span></text:p>
      <text:p text:style-name="Standard"/>
      <text:p text:style-name="Standard"/>
      <text:p text:style-name="Standard"><text:tab/><text:span text:style-name="T1">JavaScript</text:span></text:p>
      <text:p text:style-name="P2"/>
      <text:p text:style-name="P2">Tema 2.- Conceptos básicos.</text:p>
      <text:p text:style-name="P2"/>
      <text:list xml:id="list1755824169" text:style-name="L1">
        <text:list-header>
          <text:p text:style-name="P4">Tabla de multiplicar de un número pedido por pantalla.</text:p>
        </text:list-header>
      </text:list>
      <text:p text:style-name="P2"/>
      <text:p text:style-name="P2">Tema 3.- Programación orientada a objetos</text:p>
      <text:p text:style-name="P2"/>
      <text:list xml:id="list382127551" text:style-name="L2">
        <text:list-header>
          <text:p text:style-name="P5">Crear un objeto persona, otro objeto empleo y otro objeto empleado que contenga a los anteriores. Deberán crearse y utilizarse métodos para todos los objetos.</text:p>
        </text:list-header>
      </text:list>
      <text:p text:style-name="P2"/>
      <text:list xml:id="list1962831948" text:continue-numbering="true" text:style-name="L2">
        <text:list-header>
          <text:p text:style-name="P5">El objeto persona puede tener alguna propiedad numérica como la edad que puede permitir métodos como envejecer(), control_mayor_edad(), etc.</text:p>
        </text:list-header>
      </text:list>
      <text:p text:style-name="P2"/>
      <text:list xml:id="list2018872527" text:continue-numbering="true" text:style-name="L2">
        <text:list-header>
          <text:p text:style-name="P5">El objeto empleo puede tener como propiedades: el sueldo base, si tiene a su cargo otros empleados, etc.</text:p>
        </text:list-header>
      </text:list>
      <text:p text:style-name="P2"/>
      <text:list xml:id="list1796600805" text:continue-numbering="true" text:style-name="L2">
        <text:list-header>
          <text:p text:style-name="P5">El objeto empleado puede contener a los objetos anteriores y otras propiedades como la antigüedad. Un método puede consistir en mostrar el sueldo real, otro cambiar la antigüedad, ...</text:p>
        </text:list-header>
      </text:list>
      <text:p text:style-name="P2"/>
      <text:p text:style-name="P2">Tema 4.- Objeto Array</text:p>
      <text:p text:style-name="P2"/>
      <text:list xml:id="list361778020" text:style-name="L3">
        <text:list-header>
          <text:p text:style-name="P6">Realizar las prácticas de la página 424. No evaluable.</text:p>
          <text:p text:style-name="P7">Crear una página que permita introducir datos en una tabla de dos dimensiones y muestre el contenido ordenado por filas. Se recomienda hacerlo primero con una tabla de una dimensión.</text:p>
        </text:list-header>
      </text:list>
      <text:p text:style-name="P2"/>
      <text:p text:style-name="P2">Tema 5.- Objeto Date</text:p>
      <text:p text:style-name="P2"/>
      <text:list xml:id="list498345534" text:style-name="L4">
        <text:list-header>
          <text:p text:style-name="P8">Crear una página que pida una fecha y muestre el día de la semana que corresponde a la fecha introducida.</text:p>
        </text:list-header>
      </text:list>
      <text:p text:style-name="P2"/>
      <text:list xml:id="list94697094" text:continue-numbering="true" text:style-name="L4">
        <text:list-header>
          <text:p text:style-name="P8">Crear una página que muestre un reloj digital (utilizar Chrome).</text:p>
        </text:list-header>
      </text:list>
      <text:p text:style-name="P2"/>
      <text:p text:style-name="P2">Tema 6.- Objeto String</text:p>
      <text:p text:style-name="P2"/>
      <text:list xml:id="list425254599" text:style-name="L5">
        <text:list-header>
          <text:p text:style-name="P9">Crear una página que utilice los métodos más comunes de las cadenas y los vinculados al formato HTML.</text:p>
        </text:list-header>
      </text:list>
      <text:p text:style-name="P2"/>
      <text:list xml:id="list398551316" text:continue-numbering="true" text:style-name="L5">
        <text:list-header>
          <text:p text:style-name="P9"><text:soft-page-break/>Hacer una página que pida una cadena y a continuación muestre los caracteres de la cadena separados por un guión. No evaluable.</text:p>
        </text:list-header>
      </text:list>
      <text:p text:style-name="P2"/>
      <text:list xml:id="list408089969" text:continue-numbering="true" text:style-name="L5">
        <text:list-header>
          <text:p text:style-name="P9">Crear una página que valide un NIF y una dirección de correo.</text:p>
        </text:list-header>
      </text:list>
      <text:p text:style-name="P2"/>
      <text:list xml:id="list856263656" text:continue-numbering="true" text:style-name="L5">
        <text:list-header>
          <text:p text:style-name="P9">Realizar las prácticas de la pag. 454. No evaluable.</text:p>
        </text:list-header>
      </text:list>
      <text:p text:style-name="P2"/>
      <text:p text:style-name="P2">Tema 7.- Objeto Math</text:p>
      <text:p text:style-name="P2"/>
      <text:list xml:id="list2070438352" text:style-name="L6">
        <text:list-header>
          <text:p text:style-name="P10">Hacer una página que tome los segundos de la hora actual, los multiplique por 10 y muestre el seno y el coseno del valor obtenido. El proceso se debe repetir 60 veces a razón de una vez por segundo.</text:p>
        </text:list-header>
      </text:list>
      <text:p text:style-name="P2"/>
      <text:list xml:id="list1740270699" text:continue-numbering="true" text:style-name="L6">
        <text:list-header>
          <text:p text:style-name="P10">Crear una calculadora con las 4 operaciones básicas (+, -, * y /).</text:p>
        </text:list-header>
      </text:list>
      <text:p text:style-name="P2"/>
      <text:list xml:id="list346596151" text:continue-numbering="true" text:style-name="L6">
        <text:list-header>
          <text:p text:style-name="P10">Hacer una página que permita introducir un valor numérico y lo muestre formateado con un número determinado de decimales, puntos separadores de millares, etc.</text:p>
        </text:list-header>
      </text:list>
      <text:p text:style-name="P2"/>
      <text:p text:style-name="P2">Tema 8.- Objeto window</text:p>
      <text:p text:style-name="P2"/>
      <text:list xml:id="list443485267" text:style-name="L7">
        <text:list-header>
          <text:p text:style-name="P11">Hacer una página que llame a un popup que contenga un reloj digital.</text:p>
          <text:p text:style-name="P11"/>
          <text:p text:style-name="P11">Hacer una página que llame a un popup que realice un movimiento de giro.</text:p>
        </text:list-header>
      </text:list>
      <text:p text:style-name="P2"/>
      <text:list xml:id="list1991015829" text:continue-numbering="true" text:style-name="L7">
        <text:list-header>
          <text:p text:style-name="P11">Hacer algún ejemplo de manejo de frames y de los objetos parent y top con JavaScript.</text:p>
        </text:list-header>
      </text:list>
      <text:p text:style-name="P2"/>
      <text:list xml:id="list147003404" text:continue-numbering="true" text:style-name="L7">
        <text:list-header>
          <text:p text:style-name="P11">Hacer las prácticas del final del tema (pag. 486). No evaluable.</text:p>
        </text:list-header>
      </text:list>
      <text:p text:style-name="P2"/>
      <text:p text:style-name="P2">Tema 9.- Cookies</text:p>
      <text:p text:style-name="P2"/>
      <text:list xml:id="list702586067" text:style-name="L8">
        <text:list-header>
          <text:p text:style-name="P12">Hacer un programa que grabe una cookie con el número de accesos a la página y muestre un contador.</text:p>
        </text:list-header>
      </text:list>
      <text:p text:style-name="P2"/>
      <text:p text:style-name="P2">Tema 10.- Objeto Image</text:p>
      <text:p text:style-name="P2"/>
      <text:list xml:id="list122590968" text:style-name="L9">
        <text:list-header>
          <text:p text:style-name="P13">Hacer una página con un segundero analógico, otra con un reloj digital con imágenes (horas y minutos) y otra con una imagen que se mueva (animada).</text:p>
        </text:list-header>
      </text:list>
      <text:p text:style-name="P2"/>
      <text:p text:style-name="P2">Tema 11.- Gestión de eventos</text:p>
      <text:p text:style-name="P2"/>
      <text:list xml:id="list960015913" text:style-name="L10">
        <text:list-header>
          <text:p text:style-name="P14">Analizar el ejemplo de la pág. 501 hasta entenderlo completamente. Comprobar cuales de las propiedades más importantes mostradas en dicha página se corresponden con la realidad mostrada por file020.html. Intentar hacerlo por cuenta propia. No evaluable.</text:p>
        </text:list-header>
      </text:list>
      <text:p text:style-name="P2"/>
      <text:list xml:id="list645122131" text:continue-numbering="true" text:style-name="L10">
        <text:list-header>
          <text:p text:style-name="P14">Analizar el ejemplo de la pág. 503 hasta entenderlo completamente. Intentar hacerlo por cuenta propia. No evaluable.</text:p>
        </text:list-header>
      </text:list>
      <text:p text:style-name="P2"/>
      <text:p text:style-name="P2">Tema 12.- Gestión del teclado y del ratón</text:p>
      <text:p text:style-name="P2"/>
      <text:list xml:id="list899442648" text:style-name="L11">
        <text:list-header>
          <text:p text:style-name="P15">Analizar los ejemplos del tema.</text:p>
          <text:p text:style-name="P15"/>
          <text:p text:style-name="P15">Hacer que una imagen (pequeñita) persiga al puntero del ratón. (Opcional para subir nota).</text:p>
        </text:list-header>
      </text:list>
      <text:p text:style-name="P2"><text:soft-page-break/></text:p>
      <text:p text:style-name="P2">Tema 13.- Objeto form</text:p>
      <text:p text:style-name="P2"/>
      <text:list xml:id="list793831952" text:style-name="L12">
        <text:list-header>
          <text:p text:style-name="P16">Hacer un ejemplo con cada uno de los objetos relacionados con los formularios.</text:p>
        </text:list-header>
      </text:list>
      <text:p text:style-name="P2"/>
      <text:p text:style-name="P2">Tema 14.- DHTML y objeto document</text:p>
      <text:p text:style-name="P2"/>
      <text:p text:style-name="P2"><text:tab/>Los conocimientos de este tema deben aplicarse a los proyectos y trabajos globales.</text:p>
      <text:p text:style-name="P2"/>
      <text:p text:style-name="P2">Tema 15.- DOM</text:p>
      <text:p text:style-name="P2"/>
      <text:list xml:id="list397389882" text:style-name="L13">
        <text:list-header>
          <text:p text:style-name="P17">Para nota: hacer una página que permita añadir elementos de forma interactiva. Por ejemplo que se añadan elementos a un formulario.</text:p>
        </text:list-header>
      </text:list>
      <text:p text:style-name="P2"/>
      <text:p text:style-name="P2">Tema 16.- Ajax y JavaScript</text:p>
      <text:p text:style-name="P2"/>
      <text:list xml:id="list1676048561" text:style-name="L14">
        <text:list-header>
          <text:p text:style-name="P18">Para nota: hacer una página que admita la actualización parcial de alguno de sus elementos.</text:p>
        </text:list-header>
      </text:list>
      <text:p text:style-name="P2"/>
      <text:p text:style-name="P2"/>
      <text:p text:style-name="P2"><text:tab/><text:span text:style-name="T1">PHP 5 y 6</text:span></text:p>
      <text:p text:style-name="P2"/>
      <text:p text:style-name="P2">Tema 2.- Instalación y configuración</text:p>
      <text:p text:style-name="P2"/>
      <text:list xml:id="list1125452121" text:style-name="L15">
        <text:list-header>
          <text:p text:style-name="P19">Comprobar si se encuentra instalado el servidor Apache y PHP. Instalarlos en caso negativo. Comprobar las versiones.</text:p>
        </text:list-header>
      </text:list>
      <text:p text:style-name="P2"/>
      <text:p text:style-name="P2">Tema 3.- Variables, constantes y operadores.</text:p>
      <text:p text:style-name="P2"/>
      <text:list xml:id="list1542083106" text:style-name="L16">
        <text:list-header>
          <text:p text:style-name="P20">Asignar a variables los distintos tipos de datos y mostrar su contenido.</text:p>
        </text:list-header>
      </text:list>
      <text:p text:style-name="P2"/>
      <text:list xml:id="list575768682" text:continue-numbering="true" text:style-name="L16">
        <text:list-header>
          <text:p text:style-name="P20">Realizar operaciones aritméticas y de concatenación; hacer algún ejemplo con tipos de datos extraños (sumas de cadenas de caracteres, concatenaciones de cadenas y números, etc).</text:p>
        </text:list-header>
      </text:list>
      <text:p text:style-name="P2"/>
      <text:p text:style-name="P2">Tema 9.- Hacer una página web que permita realizar una consulta a los datos de una agenda teniendo en cuenta:</text:p>
      <text:p text:style-name="P2"/>
      <text:list xml:id="list2093274645" text:style-name="L17">
        <text:list-item>
          <text:list>
            <text:list-item>
              <text:p text:style-name="P21">La solicitud y la respuesta estarán integradas en una única página.</text:p>
            </text:list-item>
            <text:list-item>
              <text:p text:style-name="P21">La respuesta se dará en un formulario.</text:p>
            </text:list-item>
            <text:list-item>
              <text:p text:style-name="P21">Se combinará código HTML con PHP.</text:p>
            </text:list-item>
          </text:list>
        </text:list-item>
      </text:list>
      <text:p text:style-name="P2"/>
      <text:p text:style-name="P3"><text:tab/>Proyectos y trabajos globales</text:p>
      <text:p text:style-name="P2"/>
      <text:list xml:id="list1689961571" text:style-name="L18">
        <text:list-item>
          <text:p text:style-name="P22">Curriculum.</text:p>
        </text:list-item>
      </text:list>
      <text:p text:style-name="P2"/>
      <text:list xml:id="list1002444883" text:continue-numbering="true" text:style-name="L18">
        <text:list-item>
          <text:p text:style-name="P22">Analizar y modificar página web del instituto añadiendo:</text:p>
        </text:list-item>
      </text:list>
      <text:p text:style-name="P2"/>
      <text:list xml:id="list230616861" text:style-name="L19">
        <text:list-item>
          <text:list>
            <text:list-item>
              <text:p text:style-name="P23">Opciones para el AMPA y para los Alumnos.</text:p>
            </text:list-item>
            <text:list-item>
              <text:p text:style-name="P23">En la opción alumnos crear bolsa de trabajo (ofertas, demandas, curriculums, por departamentos, …).</text:p>
            </text:list-item>
            <text:list-item>
              <text:p text:style-name="P23">Crear un índice general para los departamentos.</text:p>
            </text:list-item>
          </text:list>
        </text:list-item>
      </text:list>
      <text:p text:style-name="P2"/>
      <text:list xml:id="list1717661828" text:continue-list="list1002444883" text:style-name="L18">
        <text:list-item>
          <text:p text:style-name="P22">Modificar la página inicial de los apuntes mostrando y ocultando los capítulos.</text:p>
        </text:list-item>
      </text:list>
      <text:p text:style-name="P2"/>
      <text:list xml:id="list2011823210" text:continue-numbering="true" text:style-name="L18">
        <text:list-item>
          <text:p text:style-name="P22">Programar una aplicación. Por ejemplo, una bancaria:</text:p>
        </text:list-item>
      </text:list>
      <text:p text:style-name="P2"/>
      <text:p text:style-name="P2"><text:tab/>Base de datos: Banco.</text:p>
      <text:p text:style-name="P2"/>
      <text:p text:style-name="P2"><text:tab/>Tablas:</text:p>
      <text:p text:style-name="P2"><text:tab/><text:tab/>¿Banco: (no es imprescindible)<text:tab/>NO</text:p>
      <text:p text:style-name="P2"><text:tab/><text:tab/><text:tab/>nombre</text:p>
      <text:p text:style-name="P2"><text:tab/><text:tab/><text:tab/>dirección</text:p>
      <text:p text:style-name="P2"><text:tab/><text:tab/><text:tab/>telefono</text:p>
      <text:p text:style-name="P2"><text:tab/><text:tab/><text:tab/>. . .</text:p>
      <text:p text:style-name="P2"><text:tab/><text:tab/><text:tab/>saldo</text:p>
      <text:p text:style-name="P2"/>
      <text:p text:style-name="P2"><text:tab/><text:tab/>Clientes:</text:p>
      <text:p text:style-name="P2"><text:tab/><text:tab/><text:tab/>dni</text:p>
      <text:p text:style-name="P2"><text:tab/><text:tab/><text:tab/>nombre</text:p>
      <text:p text:style-name="P2"><text:tab/><text:tab/><text:tab/>dirección</text:p>
      <text:p text:style-name="P2"><text:tab/><text:tab/><text:tab/>teléfono</text:p>
      <text:p text:style-name="P2"><text:tab/><text:tab/><text:tab/>e-mail</text:p>
      <text:p text:style-name="P2"><text:tab/><text:tab/><text:tab/>fecha nacimiento</text:p>
      <text:p text:style-name="P2"><text:tab/><text:tab/><text:tab/>fecha cliente</text:p>
      <text:p text:style-name="P2"><text:tab/><text:tab/><text:tab/>número de cuentas abiertas</text:p>
      <text:p text:style-name="P2"><text:tab/><text:tab/><text:tab/>. . .</text:p>
      <text:p text:style-name="P2"><text:tab/><text:tab/><text:tab/>saldo</text:p>
      <text:p text:style-name="P2"/>
      <text:p text:style-name="P2"><text:tab/><text:tab/>Cuentas:</text:p>
      <text:p text:style-name="P2"><text:tab/><text:tab/><text:tab/>numero de cuenta con dígito de control</text:p>
      <text:p text:style-name="P2"><text:tab/><text:tab/><text:tab/>dni primer titular</text:p>
      <text:p text:style-name="P2"><text:tab/><text:tab/><text:tab/>dni segundo titular</text:p>
      <text:p text:style-name="P2"><text:tab/><text:tab/><text:tab/>fecha apertura</text:p>
      <text:p text:style-name="P2"><text:tab/><text:tab/><text:tab/>. . .</text:p>
      <text:p text:style-name="P2"><text:tab/><text:tab/><text:tab/>saldo</text:p>
      <text:p text:style-name="P2"/>
      <text:p text:style-name="P2"><text:tab/><text:tab/>Movimientos:</text:p>
      <text:p text:style-name="P2"><text:tab/><text:tab/><text:tab/>número de cuenta</text:p>
      <text:p text:style-name="P2"><text:tab/><text:tab/><text:tab/>fecha</text:p>
      <text:p text:style-name="P2"><text:tab/><text:tab/><text:tab/>hora</text:p>
      <text:p text:style-name="P2"><text:tab/><text:tab/><text:tab/>¿ tipo de operación ? (¿necesita tabla adicional?) (prescindible)</text:p>
      <text:p text:style-name="P2"><text:tab/><text:tab/><text:tab/>descripción</text:p>
      <text:p text:style-name="P2"><text:tab/><text:tab/><text:tab/>importe (sin tipo de operación necesita signo)</text:p>
      <text:p text:style-name="P2"><text:soft-page-break/></text:p>
      <text:p text:style-name="P2"/>
      <text:p text:style-name="P2"><text:tab/>Procesos:</text:p>
      <text:p text:style-name="P2"><text:tab/><text:tab/>¿ Creación de base de datos y tablas ?</text:p>
      <text:p text:style-name="P2"><text:tab/><text:tab/>Apertura de cuentas</text:p>
      <text:p text:style-name="P2"><text:tab/><text:tab/>Cierre de cuentas</text:p>
      <text:p text:style-name="P2"><text:tab/><text:tab/>Ingreso / Gasto</text:p>
      <text:p text:style-name="P2"><text:tab/><text:tab/>Listado de movimientos</text:p>
      <text:p text:style-name="P2"><text:tab/><text:tab/>Listado de mejores clientes (para utilizar orden distinto al de las claves)</text:p>
      <text:p text:style-name="P2"/>
      <text:list xml:id="list829574090" text:continue-numbering="true" text:style-name="L18">
        <text:list-item>
          <text:p text:style-name="P22">Buscar un ejemplo en el que sea conveniente utilizar una base de datos que incluya objetos</text:p>
        </text:list-item>
      </text:list>
      <text:p text:style-name="P2"/>
      <text:list xml:id="list884506100" text:continue-list="list575768682" text:style-name="L16">
        <text:list-header>
          <text:p text:style-name="P2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ago </meta:initial-creator>
    <meta:creation-date>2011-12-18T17:44:12</meta:creation-date>
    <dc:date>2012-03-09T01:38:09</dc:date>
    <dc:creator>santiago </dc:creator>
    <meta:editing-duration>PT17H46M27S</meta:editing-duration>
    <meta:editing-cycles>34</meta:editing-cycles>
    <meta:generator>LibreOffice/3.4$Unix LibreOffice_project/340m1$Build-302</meta:generator>
    <meta:document-statistic meta:table-count="0" meta:image-count="0" meta:object-count="0" meta:page-count="5" meta:paragraph-count="109" meta:word-count="960" meta:character-count="5663" meta:non-whitespace-character-count="4743"/>
  </office:meta>
</office:document-meta>
</file>